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opacity="20%"/>
    </style:style>
    <style:style style:name="gr2" style:family="graphic" style:parent-style-name="standard">
      <style:graphic-properties draw:stroke="none" draw:fill="solid" draw:fill-color="#ff602b"/>
    </style:style>
    <style:style style:name="gr3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0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e2e2e2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3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2.7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55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2.8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23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2.03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4.85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7.36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19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2.20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72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6.6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4.91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592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ffffff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0.128cm" fo:min-width="0.254cm" draw:shadow="visible" draw:shadow-color="#000000"/>
    </style:style>
    <style:style style:name="gr22" style:family="graphic" style:parent-style-name="objectwithoutfill">
      <style:graphic-properties svg:stroke-width="0.018cm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P1" style:family="paragraph">
      <loext:graphic-properties draw:fill="solid" draw:fill-color="#c0c0c0" draw:opacity="20%"/>
    </style:style>
    <style:style style:name="P2" style:family="paragraph">
      <loext:graphic-properties draw:fill="solid" draw:fill-color="#ff602b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6" style:family="paragraph">
      <loext:graphic-properties draw:fill="solid" draw:fill-color="#e2e2e2"/>
    </style:style>
    <style:style style:name="P7" style:family="paragraph">
      <loext:graphic-properties draw:fill="none"/>
      <style:paragraph-properties fo:text-align="start" style:writing-mode="lr-tb"/>
      <style:text-properties fo:font-size="5.90000009536743pt" style:font-size-asian="5.90000009536743pt" style:font-size-complex="5.90000009536743pt"/>
    </style:style>
    <style:style style:name="P8" style:family="paragraph">
      <loext:graphic-properties draw:fill="solid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2" fo:font-size="5.90000009536743pt" fo:font-weight="bold" style:font-size-asian="5.90000009536743pt" style:font-name-complex="Liberation Sans2" style:font-size-complex="5.90000009536743pt" style:font-weight-complex="bold"/>
    </style:style>
    <style:style style:name="T2" style:family="text">
      <style:text-properties fo:color="#000000" style:font-name="Liberation Sans2" fo:font-size="5.90000009536743pt" style:font-size-asian="5.90000009536743pt" style:font-name-complex="Liberation Sans2" style:font-size-complex="5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492cm" svg:height="3.965cm" svg:x="8.529cm" svg:y="2.16cm" svg:viewBox="0 0 3493 3966" draw:points="0,0 3493,0 3493,3966 0,3966">
          <text:p/>
        </draw:polygon>
        <draw:polygon draw:style-name="gr2" draw:text-style-name="P2" draw:layer="layout" svg:width="3.492cm" svg:height="3.965cm" svg:x="8.412cm" svg:y="2.043cm" svg:viewBox="0 0 3493 3966" draw:points="0,0 3493,0 3493,3966 0,3966">
          <text:p/>
        </draw:polygon>
        <draw:polygon draw:style-name="gr3" draw:text-style-name="P3" draw:layer="layout" svg:width="3.492cm" svg:height="3.965cm" svg:x="8.412cm" svg:y="2.043cm" svg:viewBox="0 0 3493 3966" draw:points="0,0 3493,0 3493,3966 0,3966">
          <text:p/>
        </draw:polygon>
        <draw:line draw:style-name="gr3" draw:text-style-name="P3" draw:layer="layout" svg:x1="8.412cm" svg:y1="2.461cm" svg:x2="11.904cm" svg:y2="2.461cm">
          <text:p/>
        </draw:line>
        <draw:line draw:style-name="gr3" draw:text-style-name="P3" draw:layer="layout" svg:x1="8.412cm" svg:y1="2.628cm" svg:x2="11.904cm" svg:y2="2.628cm">
          <text:p/>
        </draw:line>
        <draw:frame draw:style-name="gr4" draw:text-style-name="P5" draw:layer="layout" svg:width="0.476cm" svg:height="0.23cm" svg:x="9.911cm" svg:y="2.152cm">
          <draw:text-box>
            <text:p text:style-name="P4"><text:span text:style-name="T1">Main</text:span></text:p>
          </draw:text-box>
        </draw:frame>
        <draw:frame draw:style-name="gr4" draw:text-style-name="P5" draw:layer="layout" svg:width="1.209cm" svg:height="0.23cm" svg:x="8.496cm" svg:y="2.704cm">
          <draw:text-box>
            <text:p text:style-name="P4"><text:span text:style-name="T2">+main(): </text:span><text:span text:style-name="T2">void</text:span></text:p>
          </draw:text-box>
        </draw:frame>
        <draw:frame draw:style-name="gr4" draw:text-style-name="P5" draw:layer="layout" svg:width="2.25cm" svg:height="0.23cm" svg:x="8.496cm" svg:y="2.955cm">
          <draw:text-box>
            <text:p text:style-name="P4"><text:span text:style-name="T2">+createSurv</text:span><text:span text:style-name="T2">ey(): Survey</text:span></text:p>
          </draw:text-box>
        </draw:frame>
        <draw:frame draw:style-name="gr4" draw:text-style-name="P5" draw:layer="layout" svg:width="1.712cm" svg:height="0.23cm" svg:x="8.496cm" svg:y="3.206cm">
          <draw:text-box>
            <text:p text:style-name="P4"><text:span text:style-name="T2">+cr</text:span><text:span text:style-name="T2">eat</text:span><text:span text:style-name="T2">eTe</text:span><text:span text:style-name="T2">st()</text:span><text:span text:style-name="T2">: </text:span><text:span text:style-name="T2">Tes</text:span><text:span text:style-name="T2">t</text:span></text:p>
          </draw:text-box>
        </draw:frame>
        <draw:frame draw:style-name="gr4" draw:text-style-name="P5" draw:layer="layout" svg:width="1.556cm" svg:height="0.23cm" svg:x="8.496cm" svg:y="3.457cm">
          <draw:text-box>
            <text:p text:style-name="P4"><text:span text:style-name="T2">+displaySurvey()</text:span></text:p>
          </draw:text-box>
        </draw:frame>
        <draw:frame draw:style-name="gr4" draw:text-style-name="P5" draw:layer="layout" svg:width="1.289cm" svg:height="0.23cm" svg:x="8.496cm" svg:y="3.708cm">
          <draw:text-box>
            <text:p text:style-name="P4"><text:span text:style-name="T2">+displayTest()</text:span></text:p>
          </draw:text-box>
        </draw:frame>
        <draw:frame draw:style-name="gr4" draw:text-style-name="P5" draw:layer="layout" svg:width="1.242cm" svg:height="0.23cm" svg:x="8.496cm" svg:y="3.959cm">
          <draw:text-box>
            <text:p text:style-name="P4"><text:span text:style-name="T2">+editSurvey()</text:span></text:p>
          </draw:text-box>
        </draw:frame>
        <draw:frame draw:style-name="gr4" draw:text-style-name="P5" draw:layer="layout" svg:width="0.976cm" svg:height="0.23cm" svg:x="8.496cm" svg:y="4.21cm">
          <draw:text-box>
            <text:p text:style-name="P4"><text:span text:style-name="T2">+editTest()</text:span></text:p>
          </draw:text-box>
        </draw:frame>
        <draw:frame draw:style-name="gr4" draw:text-style-name="P5" draw:layer="layout" svg:width="3.194cm" svg:height="0.23cm" svg:x="8.496cm" svg:y="4.461cm">
          <draw:text-box>
            <text:p text:style-name="P4"><text:span text:style-name="T2">+importSurvey(file</text:span><text:span text:style-name="T2">Location: String)</text:span></text:p>
          </draw:text-box>
        </draw:frame>
        <draw:frame draw:style-name="gr4" draw:text-style-name="P5" draw:layer="layout" svg:width="2.927cm" svg:height="0.23cm" svg:x="8.496cm" svg:y="4.712cm">
          <draw:text-box>
            <text:p text:style-name="P4"><text:span text:style-name="T2">+importTest(fileLoc</text:span><text:span text:style-name="T2">ation: String)</text:span></text:p>
          </draw:text-box>
        </draw:frame>
        <draw:frame draw:style-name="gr4" draw:text-style-name="P5" draw:layer="layout" svg:width="1.67cm" svg:height="0.23cm" svg:x="8.496cm" svg:y="4.963cm">
          <draw:text-box>
            <text:p text:style-name="P4"><text:span text:style-name="T2">+serializ</text:span><text:span text:style-name="T2">eSurvey(</text:span><text:span text:style-name="T2">)</text:span></text:p>
          </draw:text-box>
        </draw:frame>
        <draw:polygon draw:style-name="gr1" draw:text-style-name="P1" draw:layer="layout" svg:width="6.156cm" svg:height="4.433cm" svg:x="0.529cm" svg:y="14.753cm" svg:viewBox="0 0 6157 4434" draw:points="0,0 6157,0 6157,4434 0,4434">
          <text:p/>
        </draw:polygon>
        <draw:polygon draw:style-name="gr5" draw:text-style-name="P6" draw:layer="layout" svg:width="6.157cm" svg:height="4.434cm" svg:x="0.411cm" svg:y="14.635cm" svg:viewBox="0 0 6158 4435" draw:points="0,0 6158,0 6158,4435 0,4435">
          <text:p/>
        </draw:polygon>
        <draw:polygon draw:style-name="gr3" draw:text-style-name="P3" draw:layer="layout" svg:width="6.157cm" svg:height="4.434cm" svg:x="0.411cm" svg:y="14.635cm" svg:viewBox="0 0 6158 4435" draw:points="0,0 6158,0 6158,4435 0,4435">
          <text:p/>
        </draw:polygon>
        <draw:line draw:style-name="gr3" draw:text-style-name="P3" draw:layer="layout" svg:x1="0.411cm" svg:y1="15.054cm" svg:x2="6.568cm" svg:y2="15.054cm">
          <text:p/>
        </draw:line>
        <draw:line draw:style-name="gr3" draw:text-style-name="P3" draw:layer="layout" svg:x1="0.411cm" svg:y1="16.191cm" svg:x2="6.568cm" svg:y2="16.191cm">
          <text:p/>
        </draw:line>
        <draw:frame draw:style-name="gr4" draw:text-style-name="P5" draw:layer="layout" svg:width="1.403cm" svg:height="0.23cm" svg:x="8.496cm" svg:y="5.213cm">
          <draw:text-box>
            <text:p text:style-name="P4"><text:span text:style-name="T2">+serializeTe</text:span><text:span text:style-name="T2">st()</text:span></text:p>
          </draw:text-box>
        </draw:frame>
        <draw:frame draw:style-name="gr4" draw:text-style-name="P5" draw:layer="layout" svg:width="0.692cm" svg:height="0.23cm" svg:x="3.127cm" svg:y="14.745cm">
          <draw:text-box>
            <text:p text:style-name="P4"><text:span text:style-name="T1">Survey</text:span></text:p>
          </draw:text-box>
        </draw:frame>
        <draw:frame draw:style-name="gr4" draw:text-style-name="P5" draw:layer="layout" svg:width="3.063cm" svg:height="0.23cm" svg:x="0.496cm" svg:y="15.13cm">
          <draw:text-box>
            <text:p text:style-name="P4"><text:span text:style-name="T2">+Questions: </text:span><text:span text:style-name="T2">ArrayList&lt;Question&gt;</text:span></text:p>
          </draw:text-box>
        </draw:frame>
        <draw:frame draw:style-name="gr4" draw:text-style-name="P5" draw:layer="layout" svg:width="3.067cm" svg:height="0.23cm" svg:x="0.496cm" svg:y="15.38cm">
          <draw:text-box>
            <text:p text:style-name="P4"><text:span text:style-name="T2">-userResponses: </text:span><text:span text:style-name="T2">HashMap&lt;QR&gt;</text:span></text:p>
          </draw:text-box>
        </draw:frame>
        <draw:frame draw:style-name="gr4" draw:text-style-name="P5" draw:layer="layout" svg:width="1.949cm" svg:height="0.23cm" svg:x="0.496cm" svg:y="15.631cm">
          <draw:text-box>
            <text:p text:style-name="P4"><text:span text:style-name="T2">+surveyName: String</text:span></text:p>
          </draw:text-box>
        </draw:frame>
        <draw:frame draw:style-name="gr4" draw:text-style-name="P5" draw:layer="layout" svg:width="2.318cm" svg:height="0.23cm" svg:x="0.496cm" svg:y="15.882cm">
          <draw:text-box>
            <text:p text:style-name="P4"><text:span text:style-name="T2">+numberOfQuestio</text:span><text:span text:style-name="T2">ns: int</text:span></text:p>
          </draw:text-box>
        </draw:frame>
        <draw:frame draw:style-name="gr4" draw:text-style-name="P5" draw:layer="layout" svg:width="2.733cm" svg:height="0.23cm" svg:x="0.496cm" svg:y="16.267cm">
          <draw:text-box>
            <text:p text:style-name="P4"><text:span text:style-name="T2">+Survey(</text:span><text:span text:style-name="T2">surveyN</text:span><text:span text:style-name="T2">ame: </text:span><text:span text:style-name="T2">String)</text:span></text:p>
          </draw:text-box>
        </draw:frame>
        <draw:frame draw:style-name="gr4" draw:text-style-name="P5" draw:layer="layout" svg:width="1.433cm" svg:height="0.23cm" svg:x="0.496cm" svg:y="16.518cm">
          <draw:text-box>
            <text:p text:style-name="P4"><text:span text:style-name="T2">+addQuestion(</text:span><text:span text:style-name="T2">)</text:span></text:p>
          </draw:text-box>
        </draw:frame>
        <draw:frame draw:style-name="gr4" draw:text-style-name="P5" draw:layer="layout" svg:width="4.18cm" svg:height="0.23cm" svg:x="0.496cm" svg:y="16.769cm">
          <draw:text-box>
            <text:p text:style-name="P4"><text:span text:style-name="T2">+getQuestion(qu</text:span><text:span text:style-name="T2">estionNumber: </text:span><text:span text:style-name="T2">int): Question</text:span></text:p>
          </draw:text-box>
        </draw:frame>
        <draw:frame draw:style-name="gr4" draw:text-style-name="P5" draw:layer="layout" svg:width="1.78cm" svg:height="0.23cm" svg:x="0.496cm" svg:y="17.02cm">
          <draw:text-box>
            <text:p text:style-name="P4"><text:span text:style-name="T2">+removeQues</text:span><text:span text:style-name="T2">tion()</text:span></text:p>
          </draw:text-box>
        </draw:frame>
        <draw:frame draw:style-name="gr4" draw:text-style-name="P5" draw:layer="layout" svg:width="1.424cm" svg:height="0.23cm" svg:x="0.496cm" svg:y="17.271cm">
          <draw:text-box>
            <text:p text:style-name="P4"><text:span text:style-name="T2">+editQuestion()</text:span></text:p>
          </draw:text-box>
        </draw:frame>
        <draw:frame draw:style-name="gr4" draw:text-style-name="P5" draw:layer="layout" svg:width="0.908cm" svg:height="0.23cm" svg:x="0.496cm" svg:y="17.522cm">
          <draw:text-box>
            <text:p text:style-name="P4"><text:span text:style-name="T2">+display()</text:span></text:p>
          </draw:text-box>
        </draw:frame>
        <draw:frame draw:style-name="gr4" draw:text-style-name="P5" draw:layer="layout" svg:width="5.285cm" svg:height="0.23cm" svg:x="0.496cm" svg:y="17.773cm">
          <draw:text-box>
            <text:p text:style-name="P4"><text:span text:style-name="T2">+addResponse(question: </text:span><text:span text:style-name="T2">Question, response: Response)</text:span></text:p>
          </draw:text-box>
        </draw:frame>
        <draw:frame draw:style-name="gr4" draw:text-style-name="P5" draw:layer="layout" svg:width="1.915cm" svg:height="0.23cm" svg:x="0.496cm" svg:y="18.024cm">
          <draw:text-box>
            <text:p text:style-name="P4"><text:span text:style-name="T2">+getUserResponse</text:span><text:span text:style-name="T2">()</text:span></text:p>
          </draw:text-box>
        </draw:frame>
        <draw:frame draw:style-name="gr4" draw:text-style-name="P5" draw:layer="layout" svg:width="3.596cm" svg:height="0.23cm" svg:x="0.496cm" svg:y="18.275cm">
          <draw:text-box>
            <text:p text:style-name="P4"><text:span text:style-name="T2">+serializ</text:span><text:span text:style-name="T2">e(survey</text:span><text:span text:style-name="T2">Map: </text:span><text:span text:style-name="T2">HashMa</text:span><text:span text:style-name="T2">p&lt;QR&gt;)</text:span></text:p>
          </draw:text-box>
        </draw:frame>
        <draw:frame draw:style-name="gr4" draw:text-style-name="P5" draw:layer="layout" svg:width="1.433cm" svg:height="0.23cm" svg:x="0.496cm" svg:y="18.526cm">
          <draw:text-box>
            <text:p text:style-name="P4"><text:span text:style-name="T2">+tabulateDa</text:span><text:span text:style-name="T2">ta()</text:span></text:p>
          </draw:text-box>
        </draw:frame>
        <draw:polygon draw:style-name="gr1" draw:text-style-name="P1" draw:layer="layout" svg:width="8.339cm" svg:height="3.931cm" svg:x="12.391cm" svg:y="14.894cm" svg:viewBox="0 0 8340 3932" draw:points="0,0 8340,0 8340,3932 0,3932">
          <text:p/>
        </draw:polygon>
        <draw:polygon draw:style-name="gr5" draw:text-style-name="P6" draw:layer="layout" svg:width="8.34cm" svg:height="3.931cm" svg:x="12.281cm" svg:y="14.777cm" svg:viewBox="0 0 8341 3932" draw:points="0,0 8341,0 8341,3932 0,3932">
          <text:p/>
        </draw:polygon>
        <draw:polygon draw:style-name="gr3" draw:text-style-name="P3" draw:layer="layout" svg:width="8.34cm" svg:height="3.931cm" svg:x="12.281cm" svg:y="14.777cm" svg:viewBox="0 0 8341 3932" draw:points="0,0 8341,0 8341,3932 0,3932">
          <text:p/>
        </draw:polygon>
        <draw:line draw:style-name="gr3" draw:text-style-name="P3" draw:layer="layout" svg:x1="12.281cm" svg:y1="15.195cm" svg:x2="20.621cm" svg:y2="15.195cm">
          <text:p/>
        </draw:line>
        <draw:line draw:style-name="gr3" draw:text-style-name="P3" draw:layer="layout" svg:x1="12.281cm" svg:y1="16.333cm" svg:x2="20.621cm" svg:y2="16.333cm">
          <text:p/>
        </draw:line>
        <draw:frame draw:style-name="gr4" draw:text-style-name="P5" draw:layer="layout" svg:width="2.25cm" svg:height="0.23cm" svg:x="0.496cm" svg:y="18.776cm">
          <draw:text-box>
            <text:p text:style-name="P4"><text:span text:style-name="T2">+createSur</text:span><text:span text:style-name="T2">vey(): </text:span><text:span text:style-name="T2">Survey</text:span></text:p>
          </draw:text-box>
        </draw:frame>
        <draw:frame draw:style-name="gr6" draw:text-style-name="P7" draw:layer="layout" svg:width="0.408cm" svg:height="0.23cm" svg:x="16.244cm" svg:y="14.886cm">
          <draw:text-box>
            <text:p text:style-name="P4"><text:span text:style-name="T1">Test</text:span></text:p>
          </draw:text-box>
        </draw:frame>
        <draw:frame draw:style-name="gr7" draw:text-style-name="P7" draw:layer="layout" svg:width="2.961cm" svg:height="0.23cm" svg:x="12.36cm" svg:y="15.271cm">
          <draw:text-box>
            <text:p text:style-name="P4"><text:span text:style-name="T2">-userReponses: </text:span><text:span text:style-name="T2">HashMap&lt;QR&gt;</text:span></text:p>
          </draw:text-box>
        </draw:frame>
        <draw:frame draw:style-name="gr8" draw:text-style-name="P7" draw:layer="layout" svg:width="1.674cm" svg:height="0.23cm" svg:x="12.36cm" svg:y="15.522cm">
          <draw:text-box>
            <text:p text:style-name="P4"><text:span text:style-name="T2">+testName: String</text:span></text:p>
          </draw:text-box>
        </draw:frame>
        <draw:frame draw:style-name="gr9" draw:text-style-name="P7" draw:layer="layout" svg:width="3.05cm" svg:height="0.23cm" svg:x="12.36cm" svg:y="15.773cm">
          <draw:text-box>
            <text:p text:style-name="P4"><text:span text:style-name="T2">-correctAnswers: </text:span><text:span text:style-name="T2">HashMap&lt;QA&gt;</text:span></text:p>
          </draw:text-box>
        </draw:frame>
        <draw:frame draw:style-name="gr10" draw:text-style-name="P7" draw:layer="layout" svg:width="1.331cm" svg:height="0.23cm" svg:x="12.36cm" svg:y="16.024cm">
          <draw:text-box>
            <text:p text:style-name="P4"><text:span text:style-name="T2">-grade: double</text:span></text:p>
          </draw:text-box>
        </draw:frame>
        <draw:frame draw:style-name="gr11" draw:text-style-name="P7" draw:layer="layout" svg:width="2.191cm" svg:height="0.23cm" svg:x="12.36cm" svg:y="16.408cm">
          <draw:text-box>
            <text:p text:style-name="P4"><text:span text:style-name="T2">+Test(testName: String)</text:span></text:p>
          </draw:text-box>
        </draw:frame>
        <draw:frame draw:style-name="gr12" draw:text-style-name="P7" draw:layer="layout" svg:width="5.217cm" svg:height="0.23cm" svg:x="12.36cm" svg:y="16.659cm">
          <draw:text-box>
            <text:p text:style-name="P4"><text:span text:style-name="T2">+setCorrectAnswe</text:span><text:span text:style-name="T2">r(question: </text:span><text:span text:style-name="T2">Question, answer: </text:span><text:span text:style-name="T2">Answer)</text:span></text:p>
          </draw:text-box>
        </draw:frame>
        <draw:frame draw:style-name="gr13" draw:text-style-name="P7" draw:layer="layout" svg:width="7.923cm" svg:height="0.23cm" svg:x="12.36cm" svg:y="16.91cm">
          <draw:text-box>
            <text:p text:style-name="P4"><text:span text:style-name="T2">+comp</text:span><text:span text:style-name="T2">areAns</text:span><text:span text:style-name="T2">wer(qu</text:span><text:span text:style-name="T2">estion: </text:span><text:span text:style-name="T2">Questio</text:span><text:span text:style-name="T2">n, </text:span><text:span text:style-name="T2">answer</text:span><text:span text:style-name="T2">: </text:span><text:span text:style-name="T2">Answer</text:span><text:span text:style-name="T2">, </text:span><text:span text:style-name="T2">respon</text:span><text:span text:style-name="T2">se: </text:span><text:span text:style-name="T2">Respon</text:span><text:span text:style-name="T2">se): </text:span><text:span text:style-name="T2">boolea</text:span><text:span text:style-name="T2">n</text:span></text:p>
          </draw:text-box>
        </draw:frame>
        <draw:frame draw:style-name="gr14" draw:text-style-name="P7" draw:layer="layout" svg:width="1.285cm" svg:height="0.23cm" svg:x="12.36cm" svg:y="17.161cm">
          <draw:text-box>
            <text:p text:style-name="P4"><text:span text:style-name="T2">+editAn</text:span><text:span text:style-name="T2">swer()</text:span></text:p>
          </draw:text-box>
        </draw:frame>
        <draw:frame draw:style-name="gr15" draw:text-style-name="P7" draw:layer="layout" svg:width="2.373cm" svg:height="0.23cm" svg:x="12.36cm" svg:y="17.412cm">
          <draw:text-box>
            <text:p text:style-name="P4"><text:span text:style-name="T2">+setGra</text:span><text:span text:style-name="T2">de(grad</text:span><text:span text:style-name="T2">e: </text:span><text:span text:style-name="T2">double)</text:span></text:p>
          </draw:text-box>
        </draw:frame>
        <draw:frame draw:style-name="gr16" draw:text-style-name="P7" draw:layer="layout" svg:width="1.856cm" svg:height="0.23cm" svg:x="12.36cm" svg:y="17.663cm">
          <draw:text-box>
            <text:p text:style-name="P4"><text:span text:style-name="T2">+</text:span><text:span text:style-name="T2">g</text:span><text:span text:style-name="T2">et</text:span><text:span text:style-name="T2">G</text:span><text:span text:style-name="T2">ra</text:span><text:span text:style-name="T2">d</text:span><text:span text:style-name="T2">e(</text:span><text:span text:style-name="T2">): </text:span><text:span text:style-name="T2">d</text:span><text:span text:style-name="T2">o</text:span><text:span text:style-name="T2">u</text:span><text:span text:style-name="T2">bl</text:span><text:span text:style-name="T2">e</text:span></text:p>
          </draw:text-box>
        </draw:frame>
        <draw:frame draw:style-name="gr17" draw:text-style-name="P7" draw:layer="layout" svg:width="7.139cm" svg:height="0.23cm" svg:x="12.36cm" svg:y="17.914cm">
          <draw:text-box>
            <text:p text:style-name="P4"><text:span text:style-name="T2">+s</text:span><text:span text:style-name="T2">eri</text:span><text:span text:style-name="T2">ali</text:span><text:span text:style-name="T2">ze</text:span><text:span text:style-name="T2">(te</text:span><text:span text:style-name="T2">st</text:span><text:span text:style-name="T2">M</text:span><text:span text:style-name="T2">ap</text:span><text:span text:style-name="T2">: </text:span><text:span text:style-name="T2">H</text:span><text:span text:style-name="T2">as</text:span><text:span text:style-name="T2">h</text:span><text:span text:style-name="T2">M</text:span><text:span text:style-name="T2">ap</text:span><text:span text:style-name="T2">&lt;</text:span><text:span text:style-name="T2">Q</text:span><text:span text:style-name="T2">R</text:span><text:span text:style-name="T2">&gt;, </text:span><text:span text:style-name="T2">an</text:span><text:span text:style-name="T2">sw</text:span><text:span text:style-name="T2">er</text:span><text:span text:style-name="T2">s: </text:span><text:span text:style-name="T2">H</text:span><text:span text:style-name="T2">as</text:span><text:span text:style-name="T2">h</text:span><text:span text:style-name="T2">M</text:span><text:span text:style-name="T2">ap</text:span><text:span text:style-name="T2">&lt;</text:span><text:span text:style-name="T2">Q</text:span><text:span text:style-name="T2">A&gt;</text:span><text:span text:style-name="T2">, </text:span><text:span text:style-name="T2">gr</text:span><text:span text:style-name="T2">ad</text:span><text:span text:style-name="T2">e: </text:span><text:span text:style-name="T2">do</text:span><text:span text:style-name="T2">ub</text:span><text:span text:style-name="T2">le)</text:span></text:p>
          </draw:text-box>
        </draw:frame>
        <draw:frame draw:style-name="gr18" draw:text-style-name="P7" draw:layer="layout" svg:width="5.285cm" svg:height="0.23cm" svg:x="12.36cm" svg:y="18.165cm">
          <draw:text-box>
            <text:p text:style-name="P4"><text:span text:style-name="T2">+a</text:span><text:span text:style-name="T2">dd</text:span><text:span text:style-name="T2">Re</text:span><text:span text:style-name="T2">sp</text:span><text:span text:style-name="T2">on</text:span><text:span text:style-name="T2">se</text:span><text:span text:style-name="T2">(q</text:span><text:span text:style-name="T2">ue</text:span><text:span text:style-name="T2">sti</text:span><text:span text:style-name="T2">on</text:span><text:span text:style-name="T2">: </text:span><text:span text:style-name="T2">Q</text:span><text:span text:style-name="T2">ue</text:span><text:span text:style-name="T2">sti</text:span><text:span text:style-name="T2">on</text:span><text:span text:style-name="T2">, </text:span><text:span text:style-name="T2">re</text:span><text:span text:style-name="T2">sp</text:span><text:span text:style-name="T2">on</text:span><text:span text:style-name="T2">se</text:span><text:span text:style-name="T2">: </text:span><text:span text:style-name="T2">Re</text:span><text:span text:style-name="T2">sp</text:span><text:span text:style-name="T2">on</text:span><text:span text:style-name="T2">se</text:span><text:span text:style-name="T2">)</text:span></text:p>
          </draw:text-box>
        </draw:frame>
        <draw:polygon draw:style-name="gr1" draw:text-style-name="P1" draw:layer="layout" svg:width="5.668cm" svg:height="2.677cm" svg:x="1.418cm" svg:y="20.9cm" svg:viewBox="0 0 5669 2678" draw:points="0,0 5669,0 5669,2678 0,2678">
          <text:p/>
        </draw:polygon>
        <draw:polygon draw:style-name="gr5" draw:text-style-name="P6" draw:layer="layout" svg:width="5.669cm" svg:height="2.677cm" svg:x="1.3cm" svg:y="20.783cm" svg:viewBox="0 0 5670 2678" draw:points="0,0 5670,0 5670,2678 0,2678">
          <text:p/>
        </draw:polygon>
        <draw:polygon draw:style-name="gr3" draw:text-style-name="P3" draw:layer="layout" svg:width="5.669cm" svg:height="2.677cm" svg:x="1.3cm" svg:y="20.783cm" svg:viewBox="0 0 5670 2678" draw:points="0,0 5670,0 5670,2678 0,2678">
          <text:p/>
        </draw:polygon>
        <draw:line draw:style-name="gr3" draw:text-style-name="P3" draw:layer="layout" svg:x1="1.3cm" svg:y1="21.201cm" svg:x2="6.969cm" svg:y2="21.201cm">
          <text:p/>
        </draw:line>
        <draw:line draw:style-name="gr3" draw:text-style-name="P3" draw:layer="layout" svg:x1="1.3cm" svg:y1="21.837cm" svg:x2="6.969cm" svg:y2="21.837cm">
          <text:p/>
        </draw:line>
        <draw:frame draw:style-name="gr19" draw:text-style-name="P7" draw:layer="layout" svg:width="1.712cm" svg:height="0.23cm" svg:x="12.36cm" svg:y="18.416cm">
          <draw:text-box>
            <text:p text:style-name="P4"><text:span text:style-name="T2">+createTest(): </text:span><text:span text:style-name="T2">Test</text:span></text:p>
          </draw:text-box>
        </draw:frame>
        <draw:frame draw:style-name="gr4" draw:text-style-name="P5" draw:layer="layout" svg:width="1.479cm" svg:height="0.23cm" svg:x="3.362cm" svg:y="20.892cm">
          <draw:text-box>
            <text:p text:style-name="P4"><text:span text:style-name="T1">Multiple</text:span><text:span text:style-name="T1">Choice</text:span></text:p>
          </draw:text-box>
        </draw:frame>
        <draw:frame draw:style-name="gr4" draw:text-style-name="P5" draw:layer="layout" svg:width="2.004cm" svg:height="0.23cm" svg:x="1.385cm" svg:y="21.277cm">
          <draw:text-box>
            <text:p text:style-name="P4"><text:span text:style-name="T2">+choices: ArrayList&lt;&gt;</text:span></text:p>
          </draw:text-box>
        </draw:frame>
        <draw:frame draw:style-name="gr4" draw:text-style-name="P5" draw:layer="layout" svg:width="2.453cm" svg:height="0.23cm" svg:x="1.385cm" svg:y="21.528cm">
          <draw:text-box>
            <text:p text:style-name="P4"><text:span text:style-name="T2">-userResponse: Response</text:span></text:p>
          </draw:text-box>
        </draw:frame>
        <draw:frame draw:style-name="gr4" draw:text-style-name="P5" draw:layer="layout" svg:width="1.619cm" svg:height="0.23cm" svg:x="1.385cm" svg:y="21.913cm">
          <draw:text-box>
            <text:p text:style-name="P4"><text:span text:style-name="T2">+MultipleChoi</text:span><text:span text:style-name="T2">ce()</text:span></text:p>
          </draw:text-box>
        </draw:frame>
        <draw:frame draw:style-name="gr4" draw:text-style-name="P5" draw:layer="layout" svg:width="3.232cm" svg:height="0.23cm" svg:x="1.385cm" svg:y="22.164cm">
          <draw:text-box>
            <text:p text:style-name="P4"><text:span text:style-name="T2">+addChoices(choices: ArrayList&lt;&gt;)</text:span></text:p>
          </draw:text-box>
        </draw:frame>
        <draw:frame draw:style-name="gr4" draw:text-style-name="P5" draw:layer="layout" svg:width="1.344cm" svg:height="0.23cm" svg:x="1.385cm" svg:y="22.415cm">
          <draw:text-box>
            <text:p text:style-name="P4"><text:span text:style-name="T2">+editChoices()</text:span></text:p>
          </draw:text-box>
        </draw:frame>
        <draw:frame draw:style-name="gr4" draw:text-style-name="P5" draw:layer="layout" svg:width="0.908cm" svg:height="0.23cm" svg:x="1.385cm" svg:y="22.666cm">
          <draw:text-box>
            <text:p text:style-name="P4"><text:span text:style-name="T2">+displa</text:span><text:span text:style-name="T2">y()</text:span></text:p>
          </draw:text-box>
        </draw:frame>
        <draw:frame draw:style-name="gr4" draw:text-style-name="P5" draw:layer="layout" svg:width="1.915cm" svg:height="0.23cm" svg:x="1.385cm" svg:y="22.917cm">
          <draw:text-box>
            <text:p text:style-name="P4"><text:span text:style-name="T2">+getUs</text:span><text:span text:style-name="T2">erResp</text:span><text:span text:style-name="T2">onse()</text:span></text:p>
          </draw:text-box>
        </draw:frame>
        <draw:polygon draw:style-name="gr1" draw:text-style-name="P1" draw:layer="layout" svg:width="2.804cm" svg:height="2.426cm" svg:x="9.036cm" svg:y="20.9cm" svg:viewBox="0 0 2805 2427" draw:points="0,0 2805,0 2805,2427 0,2427">
          <text:p/>
        </draw:polygon>
        <draw:polygon draw:style-name="gr5" draw:text-style-name="P6" draw:layer="layout" svg:width="2.804cm" svg:height="2.426cm" svg:x="8.919cm" svg:y="20.783cm" svg:viewBox="0 0 2805 2427" draw:points="0,0 2805,0 2805,2427 0,2427">
          <text:p/>
        </draw:polygon>
        <draw:polygon draw:style-name="gr3" draw:text-style-name="P3" draw:layer="layout" svg:width="2.804cm" svg:height="2.426cm" svg:x="8.919cm" svg:y="20.783cm" svg:viewBox="0 0 2805 2427" draw:points="0,0 2805,0 2805,2427 0,2427">
          <text:p/>
        </draw:polygon>
        <draw:line draw:style-name="gr3" draw:text-style-name="P3" draw:layer="layout" svg:x1="8.919cm" svg:y1="21.201cm" svg:x2="11.723cm" svg:y2="21.201cm">
          <text:p/>
        </draw:line>
        <draw:line draw:style-name="gr3" draw:text-style-name="P3" draw:layer="layout" svg:x1="8.919cm" svg:y1="21.837cm" svg:x2="11.723cm" svg:y2="21.837cm">
          <text:p/>
        </draw:line>
        <draw:frame draw:style-name="gr4" draw:text-style-name="P5" draw:layer="layout" svg:width="3.143cm" svg:height="0.23cm" svg:x="1.385cm" svg:y="23.168cm">
          <draw:text-box>
            <text:p text:style-name="P4"><text:span text:style-name="T2">+createQuestion(): </text:span><text:span text:style-name="T2">MultipleChoice</text:span></text:p>
          </draw:text-box>
        </draw:frame>
        <draw:frame draw:style-name="gr4" draw:text-style-name="P5" draw:layer="layout" svg:width="0.599cm" svg:height="0.23cm" svg:x="10.007cm" svg:y="20.892cm">
          <draw:text-box>
            <text:p text:style-name="P4"><text:span text:style-name="T1">Essay</text:span></text:p>
          </draw:text-box>
        </draw:frame>
        <draw:frame draw:style-name="gr4" draw:text-style-name="P5" draw:layer="layout" svg:width="2.453cm" svg:height="0.23cm" svg:x="9.003cm" svg:y="21.277cm">
          <draw:text-box>
            <text:p text:style-name="P4"><text:span text:style-name="T2">-userResponse: </text:span><text:span text:style-name="T2">Response</text:span></text:p>
          </draw:text-box>
        </draw:frame>
        <draw:frame draw:style-name="gr4" draw:text-style-name="P5" draw:layer="layout" svg:width="1.458cm" svg:height="0.23cm" svg:x="9.003cm" svg:y="21.528cm">
          <draw:text-box>
            <text:p text:style-name="P4"><text:span text:style-name="T2">+wordCount: int</text:span></text:p>
          </draw:text-box>
        </draw:frame>
        <draw:frame draw:style-name="gr4" draw:text-style-name="P5" draw:layer="layout" svg:width="0.832cm" svg:height="0.23cm" svg:x="9.003cm" svg:y="21.913cm">
          <draw:text-box>
            <text:p text:style-name="P4"><text:span text:style-name="T2">+Essay()</text:span></text:p>
          </draw:text-box>
        </draw:frame>
        <draw:frame draw:style-name="gr4" draw:text-style-name="P5" draw:layer="layout" svg:width="0.908cm" svg:height="0.23cm" svg:x="9.003cm" svg:y="22.164cm">
          <draw:text-box>
            <text:p text:style-name="P4"><text:span text:style-name="T2">+display()</text:span></text:p>
          </draw:text-box>
        </draw:frame>
        <draw:frame draw:style-name="gr4" draw:text-style-name="P5" draw:layer="layout" svg:width="1.915cm" svg:height="0.23cm" svg:x="9.003cm" svg:y="22.415cm">
          <draw:text-box>
            <text:p text:style-name="P4"><text:span text:style-name="T2">+getUserResponse()</text:span></text:p>
          </draw:text-box>
        </draw:frame>
        <draw:frame draw:style-name="gr4" draw:text-style-name="P5" draw:layer="layout" svg:width="1.585cm" svg:height="0.23cm" svg:x="9.003cm" svg:y="22.666cm">
          <draw:text-box>
            <text:p text:style-name="P4"><text:span text:style-name="T2">+getWordCount(</text:span><text:span text:style-name="T2">)</text:span></text:p>
          </draw:text-box>
        </draw:frame>
        <draw:polygon draw:style-name="gr1" draw:text-style-name="P1" draw:layer="layout" svg:width="2.901cm" svg:height="2.175cm" svg:x="15.162cm" svg:y="20.899cm" svg:viewBox="0 0 2902 2176" draw:points="0,0 2902,0 2902,2176 0,2176">
          <text:p/>
        </draw:polygon>
        <draw:polygon draw:style-name="gr5" draw:text-style-name="P6" draw:layer="layout" svg:width="2.901cm" svg:height="2.175cm" svg:x="15.045cm" svg:y="20.782cm" svg:viewBox="0 0 2902 2176" draw:points="0,0 2902,0 2902,2176 0,2176">
          <text:p/>
        </draw:polygon>
        <draw:polygon draw:style-name="gr3" draw:text-style-name="P3" draw:layer="layout" svg:width="2.901cm" svg:height="2.175cm" svg:x="15.045cm" svg:y="20.782cm" svg:viewBox="0 0 2902 2176" draw:points="0,0 2902,0 2902,2176 0,2176">
          <text:p/>
        </draw:polygon>
        <draw:line draw:style-name="gr3" draw:text-style-name="P3" draw:layer="layout" svg:x1="15.045cm" svg:y1="21.2cm" svg:x2="17.946cm" svg:y2="21.2cm">
          <text:p/>
        </draw:line>
        <draw:line draw:style-name="gr3" draw:text-style-name="P3" draw:layer="layout" svg:x1="15.045cm" svg:y1="21.836cm" svg:x2="17.946cm" svg:y2="21.836cm">
          <text:p/>
        </draw:line>
        <draw:frame draw:style-name="gr4" draw:text-style-name="P5" draw:layer="layout" svg:width="2.356cm" svg:height="0.23cm" svg:x="9.003cm" svg:y="22.917cm">
          <draw:text-box>
            <text:p text:style-name="P4"><text:span text:style-name="T2">+createQuestion</text:span><text:span text:style-name="T2">(): Essay</text:span></text:p>
          </draw:text-box>
        </draw:frame>
        <draw:frame draw:style-name="gr4" draw:text-style-name="P5" draw:layer="layout" svg:width="0.912cm" svg:height="0.23cm" svg:x="16.019cm" svg:y="20.891cm">
          <draw:text-box>
            <text:p text:style-name="P4"><text:span text:style-name="T1">Matchin</text:span><text:span text:style-name="T1">g</text:span></text:p>
          </draw:text-box>
        </draw:frame>
        <draw:frame draw:style-name="gr4" draw:text-style-name="P5" draw:layer="layout" svg:width="1.403cm" svg:height="0.23cm" svg:x="15.129cm" svg:y="21.276cm">
          <draw:text-box>
            <text:p text:style-name="P4"><text:span text:style-name="T2">-userResponse</text:span></text:p>
          </draw:text-box>
        </draw:frame>
        <draw:frame draw:style-name="gr4" draw:text-style-name="P5" draw:layer="layout" svg:width="2.004cm" svg:height="0.23cm" svg:x="15.129cm" svg:y="21.527cm">
          <draw:text-box>
            <text:p text:style-name="P4"><text:span text:style-name="T2">+choices: </text:span><text:span text:style-name="T2">ArrayList&lt;&gt;</text:span></text:p>
          </draw:text-box>
        </draw:frame>
        <draw:frame draw:style-name="gr4" draw:text-style-name="P5" draw:layer="layout" svg:width="1.103cm" svg:height="0.23cm" svg:x="15.129cm" svg:y="21.912cm">
          <draw:text-box>
            <text:p text:style-name="P4"><text:span text:style-name="T2">+Matchi</text:span><text:span text:style-name="T2">ng()</text:span></text:p>
          </draw:text-box>
        </draw:frame>
        <draw:frame draw:style-name="gr4" draw:text-style-name="P5" draw:layer="layout" svg:width="0.908cm" svg:height="0.23cm" svg:x="15.129cm" svg:y="22.163cm">
          <draw:text-box>
            <text:p text:style-name="P4"><text:span text:style-name="T2">+display()</text:span></text:p>
          </draw:text-box>
        </draw:frame>
        <draw:frame draw:style-name="gr4" draw:text-style-name="P5" draw:layer="layout" svg:width="1.915cm" svg:height="0.23cm" svg:x="15.129cm" svg:y="22.414cm">
          <draw:text-box>
            <text:p text:style-name="P4"><text:span text:style-name="T2">+getUserRespons</text:span><text:span text:style-name="T2">e()</text:span></text:p>
          </draw:text-box>
        </draw:frame>
        <draw:polygon draw:style-name="gr1" draw:text-style-name="P1" draw:layer="layout" svg:width="2.997cm" svg:height="1.924cm" svg:x="2.747cm" svg:y="25.166cm" svg:viewBox="0 0 2998 1925" draw:points="0,0 2998,0 2998,1925 0,1925">
          <text:p/>
        </draw:polygon>
        <draw:polygon draw:style-name="gr5" draw:text-style-name="P6" draw:layer="layout" svg:width="2.997cm" svg:height="1.924cm" svg:x="2.63cm" svg:y="25.049cm" svg:viewBox="0 0 2998 1925" draw:points="0,0 2998,0 2998,1925 0,1925">
          <text:p/>
        </draw:polygon>
        <draw:polygon draw:style-name="gr3" draw:text-style-name="P3" draw:layer="layout" svg:width="2.997cm" svg:height="1.924cm" svg:x="2.63cm" svg:y="25.049cm" svg:viewBox="0 0 2998 1925" draw:points="0,0 2998,0 2998,1925 0,1925">
          <text:p/>
        </draw:polygon>
        <draw:line draw:style-name="gr3" draw:text-style-name="P3" draw:layer="layout" svg:x1="2.63cm" svg:y1="25.467cm" svg:x2="5.627cm" svg:y2="25.467cm">
          <text:p/>
        </draw:line>
        <draw:line draw:style-name="gr3" draw:text-style-name="P3" draw:layer="layout" svg:x1="2.63cm" svg:y1="25.852cm" svg:x2="5.627cm" svg:y2="25.852cm">
          <text:p/>
        </draw:line>
        <draw:frame draw:style-name="gr4" draw:text-style-name="P5" draw:layer="layout" svg:width="2.627cm" svg:height="0.23cm" svg:x="15.129cm" svg:y="22.665cm">
          <draw:text-box>
            <text:p text:style-name="P4"><text:span text:style-name="T2">+createQuesti</text:span><text:span text:style-name="T2">on(): Matching</text:span></text:p>
          </draw:text-box>
        </draw:frame>
        <draw:frame draw:style-name="gr4" draw:text-style-name="P5" draw:layer="layout" svg:width="0.967cm" svg:height="0.23cm" svg:x="3.615cm" svg:y="25.158cm">
          <draw:text-box>
            <text:p text:style-name="P4"><text:span text:style-name="T1">TrueFalse</text:span></text:p>
          </draw:text-box>
        </draw:frame>
        <draw:frame draw:style-name="gr4" draw:text-style-name="P5" draw:layer="layout" svg:width="2.453cm" svg:height="0.23cm" svg:x="2.714cm" svg:y="25.543cm">
          <draw:text-box>
            <text:p text:style-name="P4"><text:span text:style-name="T2">-userResponse: </text:span><text:span text:style-name="T2">Response</text:span></text:p>
          </draw:text-box>
        </draw:frame>
        <draw:frame draw:style-name="gr4" draw:text-style-name="P5" draw:layer="layout" svg:width="1.183cm" svg:height="0.23cm" svg:x="2.714cm" svg:y="25.928cm">
          <draw:text-box>
            <text:p text:style-name="P4"><text:span text:style-name="T2">+TrueFalse()</text:span></text:p>
          </draw:text-box>
        </draw:frame>
        <draw:frame draw:style-name="gr4" draw:text-style-name="P5" draw:layer="layout" svg:width="0.908cm" svg:height="0.23cm" svg:x="2.714cm" svg:y="26.179cm">
          <draw:text-box>
            <text:p text:style-name="P4"><text:span text:style-name="T2">+display()</text:span></text:p>
          </draw:text-box>
        </draw:frame>
        <draw:frame draw:style-name="gr4" draw:text-style-name="P5" draw:layer="layout" svg:width="1.915cm" svg:height="0.23cm" svg:x="2.714cm" svg:y="26.43cm">
          <draw:text-box>
            <text:p text:style-name="P4"><text:span text:style-name="T2">+getUserResponse()</text:span></text:p>
          </draw:text-box>
        </draw:frame>
        <draw:line draw:style-name="gr3" draw:text-style-name="P3" draw:layer="layout" svg:x1="4.128cm" svg:y1="25.049cm" svg:x2="4.128cm" svg:y2="23.477cm">
          <text:p/>
        </draw:line>
        <draw:polygon draw:style-name="gr20" draw:text-style-name="P8" draw:layer="layout" svg:width="0.282cm" svg:height="0.34cm" svg:x="3.987cm" svg:y="23.477cm" svg:viewBox="0 0 283 341" draw:points="283,341 142,0 0,341">
          <text:p/>
        </draw:polygon>
        <draw:polygon draw:style-name="gr3" draw:text-style-name="P3" draw:layer="layout" svg:width="0.282cm" svg:height="0.34cm" svg:x="3.987cm" svg:y="23.477cm" svg:viewBox="0 0 283 341" draw:points="283,341 142,0 0,341">
          <text:p/>
        </draw:polygon>
        <draw:polygon draw:style-name="gr1" draw:text-style-name="P1" draw:layer="layout" svg:width="3.263cm" svg:height="2.175cm" svg:x="8.656cm" svg:y="25.166cm" svg:viewBox="0 0 3264 2176" draw:points="0,0 3264,0 3264,2176 0,2176">
          <text:p/>
        </draw:polygon>
        <draw:polygon draw:style-name="gr5" draw:text-style-name="P6" draw:layer="layout" svg:width="3.263cm" svg:height="2.175cm" svg:x="8.539cm" svg:y="25.049cm" svg:viewBox="0 0 3264 2176" draw:points="0,0 3264,0 3264,2176 0,2176">
          <text:p/>
        </draw:polygon>
        <draw:polygon draw:style-name="gr3" draw:text-style-name="P3" draw:layer="layout" svg:width="3.263cm" svg:height="2.175cm" svg:x="8.539cm" svg:y="25.049cm" svg:viewBox="0 0 3264 2176" draw:points="0,0 3264,0 3264,2176 0,2176">
          <text:p/>
        </draw:polygon>
        <draw:line draw:style-name="gr3" draw:text-style-name="P3" draw:layer="layout" svg:x1="8.539cm" svg:y1="25.467cm" svg:x2="11.802cm" svg:y2="25.467cm">
          <text:p/>
        </draw:line>
        <draw:line draw:style-name="gr3" draw:text-style-name="P3" draw:layer="layout" svg:x1="8.539cm" svg:y1="26.103cm" svg:x2="11.802cm" svg:y2="26.103cm">
          <text:p/>
        </draw:line>
        <draw:frame draw:style-name="gr4" draw:text-style-name="P5" draw:layer="layout" svg:width="2.703cm" svg:height="0.23cm" svg:x="2.714cm" svg:y="26.68cm">
          <draw:text-box>
            <text:p text:style-name="P4"><text:span text:style-name="T2">+createQuestio</text:span><text:span text:style-name="T2">n(): TrueFalse</text:span></text:p>
          </draw:text-box>
        </draw:frame>
        <draw:frame draw:style-name="gr4" draw:text-style-name="P5" draw:layer="layout" svg:width="1.289cm" svg:height="0.23cm" svg:x="9.494cm" svg:y="25.158cm">
          <draw:text-box>
            <text:p text:style-name="P4"><text:span text:style-name="T1">Shor</text:span><text:span text:style-name="T1">tAns</text:span><text:span text:style-name="T1">wer</text:span></text:p>
          </draw:text-box>
        </draw:frame>
        <draw:frame draw:style-name="gr4" draw:text-style-name="P5" draw:layer="layout" svg:width="1.403cm" svg:height="0.23cm" svg:x="8.623cm" svg:y="25.543cm">
          <draw:text-box>
            <text:p text:style-name="P4"><text:span text:style-name="T2">-userResponse</text:span></text:p>
          </draw:text-box>
        </draw:frame>
        <draw:frame draw:style-name="gr4" draw:text-style-name="P5" draw:layer="layout" svg:width="1.894cm" svg:height="0.23cm" svg:x="8.623cm" svg:y="25.794cm">
          <draw:text-box>
            <text:p text:style-name="P4"><text:span text:style-name="T2">+maxWordCou</text:span><text:span text:style-name="T2">nt: int</text:span></text:p>
          </draw:text-box>
        </draw:frame>
        <draw:frame draw:style-name="gr4" draw:text-style-name="P5" draw:layer="layout" svg:width="1.446cm" svg:height="0.23cm" svg:x="8.623cm" svg:y="26.179cm">
          <draw:text-box>
            <text:p text:style-name="P4"><text:span text:style-name="T2">+ShortAns</text:span><text:span text:style-name="T2">wer()</text:span></text:p>
          </draw:text-box>
        </draw:frame>
        <draw:frame draw:style-name="gr4" draw:text-style-name="P5" draw:layer="layout" svg:width="0.908cm" svg:height="0.23cm" svg:x="8.623cm" svg:y="26.43cm">
          <draw:text-box>
            <text:p text:style-name="P4"><text:span text:style-name="T2">+display()</text:span></text:p>
          </draw:text-box>
        </draw:frame>
        <draw:frame draw:style-name="gr4" draw:text-style-name="P5" draw:layer="layout" svg:width="1.915cm" svg:height="0.23cm" svg:x="8.623cm" svg:y="26.68cm">
          <draw:text-box>
            <text:p text:style-name="P4"><text:span text:style-name="T2">+g</text:span><text:span text:style-name="T2">etU</text:span><text:span text:style-name="T2">ser</text:span><text:span text:style-name="T2">Re</text:span><text:span text:style-name="T2">spo</text:span><text:span text:style-name="T2">nse</text:span><text:span text:style-name="T2">()</text:span></text:p>
          </draw:text-box>
        </draw:frame>
        <draw:line draw:style-name="gr3" draw:text-style-name="P3" draw:layer="layout" svg:x1="10.291cm" svg:y1="25.049cm" svg:x2="10.291cm" svg:y2="23.226cm">
          <text:p/>
        </draw:line>
        <draw:polygon draw:style-name="gr20" draw:text-style-name="P8" draw:layer="layout" svg:width="0.281cm" svg:height="0.34cm" svg:x="10.15cm" svg:y="23.226cm" svg:viewBox="0 0 282 341" draw:points="282,341 142,0 0,341">
          <text:p/>
        </draw:polygon>
        <draw:polygon draw:style-name="gr3" draw:text-style-name="P3" draw:layer="layout" svg:width="0.281cm" svg:height="0.34cm" svg:x="10.15cm" svg:y="23.226cm" svg:viewBox="0 0 282 341" draw:points="282,341 142,0 0,341">
          <text:p/>
        </draw:polygon>
        <draw:polygon draw:style-name="gr1" draw:text-style-name="P1" draw:layer="layout" svg:width="2.816cm" svg:height="1.924cm" svg:x="15.133cm" svg:y="25.156cm" svg:viewBox="0 0 2817 1925" draw:points="0,0 2817,0 2817,1925 0,1925">
          <text:p/>
        </draw:polygon>
        <draw:polygon draw:style-name="gr5" draw:text-style-name="P6" draw:layer="layout" svg:width="2.816cm" svg:height="1.924cm" svg:x="15.016cm" svg:y="25.039cm" svg:viewBox="0 0 2817 1925" draw:points="0,0 2817,0 2817,1925 0,1925">
          <text:p/>
        </draw:polygon>
        <draw:polygon draw:style-name="gr3" draw:text-style-name="P3" draw:layer="layout" svg:width="2.816cm" svg:height="1.924cm" svg:x="15.016cm" svg:y="25.039cm" svg:viewBox="0 0 2817 1925" draw:points="0,0 2817,0 2817,1925 0,1925">
          <text:p/>
        </draw:polygon>
        <draw:line draw:style-name="gr3" draw:text-style-name="P3" draw:layer="layout" svg:x1="15.016cm" svg:y1="25.457cm" svg:x2="17.832cm" svg:y2="25.457cm">
          <text:p/>
        </draw:line>
        <draw:line draw:style-name="gr3" draw:text-style-name="P3" draw:layer="layout" svg:x1="15.016cm" svg:y1="25.842cm" svg:x2="17.832cm" svg:y2="25.842cm">
          <text:p/>
        </draw:line>
        <draw:frame draw:style-name="gr4" draw:text-style-name="P5" draw:layer="layout" svg:width="2.97cm" svg:height="0.23cm" svg:x="8.623cm" svg:y="26.931cm">
          <draw:text-box>
            <text:p text:style-name="P4"><text:span text:style-name="T2">+createQu</text:span><text:span text:style-name="T2">estion(): </text:span><text:span text:style-name="T2">ShortAnsw</text:span><text:span text:style-name="T2">er</text:span></text:p>
          </draw:text-box>
        </draw:frame>
        <draw:frame draw:style-name="gr4" draw:text-style-name="P5" draw:layer="layout" svg:width="0.819cm" svg:height="0.23cm" svg:x="15.996cm" svg:y="25.148cm">
          <draw:text-box>
            <text:p text:style-name="P4"><text:span text:style-name="T1">Ranking</text:span></text:p>
          </draw:text-box>
        </draw:frame>
        <draw:frame draw:style-name="gr4" draw:text-style-name="P5" draw:layer="layout" svg:width="1.403cm" svg:height="0.23cm" svg:x="15.1cm" svg:y="25.533cm">
          <draw:text-box>
            <text:p text:style-name="P4"><text:span text:style-name="T2">-userResponse</text:span></text:p>
          </draw:text-box>
        </draw:frame>
        <draw:frame draw:style-name="gr4" draw:text-style-name="P5" draw:layer="layout" svg:width="1.018cm" svg:height="0.23cm" svg:x="15.1cm" svg:y="25.918cm">
          <draw:text-box>
            <text:p text:style-name="P4"><text:span text:style-name="T2">+Ranking()</text:span></text:p>
          </draw:text-box>
        </draw:frame>
        <draw:frame draw:style-name="gr4" draw:text-style-name="P5" draw:layer="layout" svg:width="0.908cm" svg:height="0.23cm" svg:x="15.1cm" svg:y="26.169cm">
          <draw:text-box>
            <text:p text:style-name="P4"><text:span text:style-name="T2">+display()</text:span></text:p>
          </draw:text-box>
        </draw:frame>
        <draw:frame draw:style-name="gr4" draw:text-style-name="P5" draw:layer="layout" svg:width="1.915cm" svg:height="0.23cm" svg:x="15.1cm" svg:y="26.42cm">
          <draw:text-box>
            <text:p text:style-name="P4"><text:span text:style-name="T2">+getUs</text:span><text:span text:style-name="T2">erResp</text:span><text:span text:style-name="T2">onse()</text:span></text:p>
          </draw:text-box>
        </draw:frame>
        <draw:line draw:style-name="gr3" draw:text-style-name="P3" draw:layer="layout" svg:x1="16.45cm" svg:y1="25.049cm" svg:x2="16.468cm" svg:y2="22.974cm">
          <text:p/>
        </draw:line>
        <draw:polygon draw:style-name="gr20" draw:text-style-name="P8" draw:layer="layout" svg:width="0.282cm" svg:height="0.341cm" svg:x="16.323cm" svg:y="22.974cm" svg:viewBox="0 0 283 342" draw:points="283,342 144,0 0,340">
          <text:p/>
        </draw:polygon>
        <draw:polygon draw:style-name="gr3" draw:text-style-name="P3" draw:layer="layout" svg:width="0.282cm" svg:height="0.341cm" svg:x="16.323cm" svg:y="22.974cm" svg:viewBox="0 0 283 342" draw:points="283,342 144,0 0,340">
          <text:p/>
        </draw:polygon>
        <draw:polygon draw:style-name="gr1" draw:text-style-name="P1" draw:layer="layout" svg:width="2.889cm" svg:height="3.681cm" svg:x="8.783cm" svg:y="15.514cm" svg:viewBox="0 0 2890 3682" draw:points="0,0 2890,0 2890,3682 0,3682">
          <text:p/>
        </draw:polygon>
        <draw:polygon draw:style-name="gr5" draw:text-style-name="P6" draw:layer="layout" svg:width="2.889cm" svg:height="3.681cm" svg:x="8.666cm" svg:y="15.397cm" svg:viewBox="0 0 2890 3682" draw:points="0,0 2890,0 2890,3682 0,3682">
          <text:p/>
        </draw:polygon>
        <draw:polygon draw:style-name="gr3" draw:text-style-name="P3" draw:layer="layout" svg:width="2.889cm" svg:height="3.681cm" svg:x="8.666cm" svg:y="15.397cm" svg:viewBox="0 0 2890 3682" draw:points="0,0 2890,0 2890,3682 0,3682">
          <text:p/>
        </draw:polygon>
        <draw:line draw:style-name="gr3" draw:text-style-name="P3" draw:layer="layout" svg:x1="8.666cm" svg:y1="15.816cm" svg:x2="11.555cm" svg:y2="15.816cm">
          <text:p/>
        </draw:line>
        <draw:line draw:style-name="gr3" draw:text-style-name="P3" draw:layer="layout" svg:x1="8.666cm" svg:y1="16.451cm" svg:x2="11.555cm" svg:y2="16.451cm">
          <text:p/>
        </draw:line>
        <draw:frame draw:style-name="gr4" draw:text-style-name="P5" draw:layer="layout" svg:width="2.542cm" svg:height="0.23cm" svg:x="15.1cm" svg:y="26.67cm">
          <draw:text-box>
            <text:p text:style-name="P4"><text:span text:style-name="T2">+createQuestio</text:span><text:span text:style-name="T2">n(): Ranking</text:span></text:p>
          </draw:text-box>
        </draw:frame>
        <draw:frame draw:style-name="gr4" draw:text-style-name="P5" draw:layer="layout" svg:width="0.899cm" svg:height="0.23cm" svg:x="9.64cm" svg:y="15.507cm">
          <draw:text-box>
            <text:p text:style-name="P4"><text:span text:style-name="T1">Question</text:span></text:p>
          </draw:text-box>
        </draw:frame>
        <draw:frame draw:style-name="gr4" draw:text-style-name="P5" draw:layer="layout" svg:width="1.429cm" svg:height="0.23cm" svg:x="8.75cm" svg:y="15.891cm">
          <draw:text-box>
            <text:p text:style-name="P4"><text:span text:style-name="T2">+prompt: </text:span><text:span text:style-name="T2">String</text:span></text:p>
          </draw:text-box>
        </draw:frame>
        <draw:frame draw:style-name="gr4" draw:text-style-name="P5" draw:layer="layout" svg:width="1.971cm" svg:height="0.23cm" svg:x="8.75cm" svg:y="16.142cm">
          <draw:text-box>
            <text:p text:style-name="P4"><text:span text:style-name="T2">-</text:span><text:span text:style-name="T2">respons</text:span><text:span text:style-name="T2">e: </text:span><text:span text:style-name="T2">Respons</text:span><text:span text:style-name="T2">e</text:span></text:p>
          </draw:text-box>
        </draw:frame>
        <draw:frame draw:style-name="gr4" draw:text-style-name="P5" draw:layer="layout" svg:width="1.09cm" svg:height="0.23cm" svg:x="8.75cm" svg:y="16.527cm">
          <draw:text-box>
            <text:p text:style-name="P4"><text:span text:style-name="T2">+Question()</text:span></text:p>
          </draw:text-box>
        </draw:frame>
        <draw:frame draw:style-name="gr4" draw:text-style-name="P5" draw:layer="layout" svg:width="1.209cm" svg:height="0.23cm" svg:x="8.75cm" svg:y="16.778cm">
          <draw:text-box>
            <text:p text:style-name="P4"><text:span text:style-name="T2">+setPrompt()</text:span></text:p>
          </draw:text-box>
        </draw:frame>
        <draw:frame draw:style-name="gr4" draw:text-style-name="P5" draw:layer="layout" svg:width="1.877cm" svg:height="0.23cm" svg:x="8.75cm" svg:y="17.029cm">
          <draw:text-box>
            <text:p text:style-name="P4"><text:span text:style-name="T2">+getPro</text:span><text:span text:style-name="T2">mpt(): </text:span><text:span text:style-name="T2">String</text:span></text:p>
          </draw:text-box>
        </draw:frame>
        <draw:frame draw:style-name="gr4" draw:text-style-name="P5" draw:layer="layout" svg:width="1.264cm" svg:height="0.23cm" svg:x="8.75cm" svg:y="17.28cm">
          <draw:text-box>
            <text:p text:style-name="P4"><text:span text:style-name="T2">+ed</text:span><text:span text:style-name="T2">itPr</text:span><text:span text:style-name="T2">om</text:span><text:span text:style-name="T2">pt()</text:span></text:p>
          </draw:text-box>
        </draw:frame>
        <draw:frame draw:style-name="gr4" draw:text-style-name="P5" draw:layer="layout" svg:width="0.908cm" svg:height="0.23cm" svg:x="8.75cm" svg:y="17.531cm">
          <draw:text-box>
            <text:p text:style-name="P4"><text:span text:style-name="T2">+display()</text:span></text:p>
          </draw:text-box>
        </draw:frame>
        <draw:frame draw:style-name="gr4" draw:text-style-name="P5" draw:layer="layout" svg:width="2.026cm" svg:height="0.23cm" svg:x="8.75cm" svg:y="17.782cm">
          <draw:text-box>
            <text:p text:style-name="P4"><text:span text:style-name="T2">+setQuestionFormat()</text:span></text:p>
          </draw:text-box>
        </draw:frame>
        <draw:frame draw:style-name="gr4" draw:text-style-name="P5" draw:layer="layout" svg:width="2.034cm" svg:height="0.23cm" svg:x="8.75cm" svg:y="18.033cm">
          <draw:text-box>
            <text:p text:style-name="P4"><text:span text:style-name="T2">+getQuestionFormat()</text:span></text:p>
          </draw:text-box>
        </draw:frame>
        <draw:frame draw:style-name="gr4" draw:text-style-name="P5" draw:layer="layout" svg:width="1.424cm" svg:height="0.23cm" svg:x="8.75cm" svg:y="18.284cm">
          <draw:text-box>
            <text:p text:style-name="P4"><text:span text:style-name="T2">+editQuestion(</text:span><text:span text:style-name="T2">)</text:span></text:p>
          </draw:text-box>
        </draw:frame>
        <draw:frame draw:style-name="gr4" draw:text-style-name="P5" draw:layer="layout" svg:width="1.915cm" svg:height="0.23cm" svg:x="8.75cm" svg:y="18.534cm">
          <draw:text-box>
            <text:p text:style-name="P4"><text:span text:style-name="T2">+getUserR</text:span><text:span text:style-name="T2">esponse()</text:span></text:p>
          </draw:text-box>
        </draw:frame>
        <draw:polyline draw:style-name="gr3" draw:text-style-name="P3" draw:layer="layout" svg:width="5.487cm" svg:height="1.264cm" svg:x="4.702cm" svg:y="19.461cm" svg:viewBox="0 0 5488 1265" draw:points="0,1265 0,670 5488,670 5488,0">
          <text:p/>
        </draw:polyline>
        <draw:polygon draw:style-name="gr20" draw:text-style-name="P8" draw:layer="layout" svg:width="0.282cm" svg:height="0.34cm" svg:x="10.063cm" svg:y="19.08cm" svg:viewBox="0 0 283 341" draw:points="283,341 141,0 0,341">
          <text:p/>
        </draw:polygon>
        <draw:polygon draw:style-name="gr3" draw:text-style-name="P3" draw:layer="layout" svg:width="0.282cm" svg:height="0.34cm" svg:x="10.063cm" svg:y="19.08cm" svg:viewBox="0 0 283 341" draw:points="283,341 141,0 0,341">
          <text:p/>
        </draw:polygon>
        <draw:line draw:style-name="gr3" draw:text-style-name="P3" draw:layer="layout" svg:x1="10.19cm" svg:y1="20.731cm" svg:x2="10.19cm" svg:y2="19.461cm">
          <text:p/>
        </draw:line>
        <draw:polygon draw:style-name="gr20" draw:text-style-name="P8" draw:layer="layout" svg:width="0.282cm" svg:height="0.34cm" svg:x="10.063cm" svg:y="19.08cm" svg:viewBox="0 0 283 341" draw:points="283,341 141,0 0,341">
          <text:p/>
        </draw:polygon>
        <draw:polygon draw:style-name="gr3" draw:text-style-name="P3" draw:layer="layout" svg:width="0.282cm" svg:height="0.34cm" svg:x="10.063cm" svg:y="19.08cm" svg:viewBox="0 0 283 341" draw:points="283,341 141,0 0,341">
          <text:p/>
        </draw:polygon>
        <draw:polyline draw:style-name="gr3" draw:text-style-name="P3" draw:layer="layout" svg:width="6.013cm" svg:height="1.271cm" svg:x="10.19cm" svg:y="19.461cm" svg:viewBox="0 0 6014 1272" draw:points="6014,1272 6014,674 0,674 0,0">
          <text:p/>
        </draw:polyline>
        <draw:polygon draw:style-name="gr20" draw:text-style-name="P8" draw:layer="layout" svg:width="0.282cm" svg:height="0.34cm" svg:x="10.063cm" svg:y="19.08cm" svg:viewBox="0 0 283 341" draw:points="283,341 141,0 0,341">
          <text:p/>
        </draw:polygon>
        <draw:polygon draw:style-name="gr3" draw:text-style-name="P3" draw:layer="layout" svg:width="0.282cm" svg:height="0.34cm" svg:x="10.063cm" svg:y="19.08cm" svg:viewBox="0 0 283 341" draw:points="283,341 141,0 0,341">
          <text:p/>
        </draw:polygon>
        <draw:polygon draw:style-name="gr1" draw:text-style-name="P1" draw:layer="layout" svg:width="7.627cm" svg:height="2.425cm" svg:x="9.919cm" svg:y="10.304cm" svg:viewBox="0 0 7628 2426" draw:points="0,0 7628,0 7628,2426 0,2426">
          <text:p/>
        </draw:polygon>
        <draw:polygon draw:style-name="gr5" draw:text-style-name="P6" draw:layer="layout" svg:width="7.627cm" svg:height="2.426cm" svg:x="9.809cm" svg:y="10.19cm" svg:viewBox="0 0 7628 2427" draw:points="0,0 7628,0 7628,2427 0,2427">
          <text:p/>
        </draw:polygon>
        <draw:polygon draw:style-name="gr3" draw:text-style-name="P3" draw:layer="layout" svg:width="7.627cm" svg:height="2.426cm" svg:x="9.809cm" svg:y="10.19cm" svg:viewBox="0 0 7628 2427" draw:points="0,0 7628,0 7628,2427 0,2427">
          <text:p/>
        </draw:polygon>
        <draw:line draw:style-name="gr3" draw:text-style-name="P3" draw:layer="layout" svg:x1="9.809cm" svg:y1="10.609cm" svg:x2="17.436cm" svg:y2="10.609cm">
          <text:p/>
        </draw:line>
        <draw:line draw:style-name="gr3" draw:text-style-name="P3" draw:layer="layout" svg:x1="9.809cm" svg:y1="11.244cm" svg:x2="17.436cm" svg:y2="11.244cm">
          <text:p/>
        </draw:line>
        <draw:frame draw:style-name="gr4" draw:text-style-name="P5" draw:layer="layout" svg:width="2.614cm" svg:height="0.23cm" svg:x="8.75cm" svg:y="18.785cm">
          <draw:text-box>
            <text:p text:style-name="P4"><text:span text:style-name="T2">+createQuestion(): Question</text:span></text:p>
          </draw:text-box>
        </draw:frame>
        <draw:frame draw:style-name="gr4" draw:text-style-name="P5" draw:layer="layout" svg:width="0.849cm" svg:height="0.23cm" svg:x="13.181cm" svg:y="10.3cm">
          <draw:text-box>
            <text:p text:style-name="P4"><text:span text:style-name="T1">Serialize</text:span></text:p>
          </draw:text-box>
        </draw:frame>
        <draw:frame draw:style-name="gr4" draw:text-style-name="P5" draw:layer="layout" svg:width="1.547cm" svg:height="0.23cm" svg:x="9.893cm" svg:y="10.684cm">
          <draw:text-box>
            <text:p text:style-name="P4"><text:span text:style-name="T2">-fileName: String</text:span></text:p>
          </draw:text-box>
        </draw:frame>
        <draw:frame draw:style-name="gr4" draw:text-style-name="P5" draw:layer="layout" svg:width="2.203cm" svg:height="0.23cm" svg:x="9.893cm" svg:y="10.935cm">
          <draw:text-box>
            <text:p text:style-name="P4"><text:span text:style-name="T2">-</text:span><text:span text:style-name="T2">storageLocati</text:span><text:span text:style-name="T2">on: String</text:span></text:p>
          </draw:text-box>
        </draw:frame>
        <draw:frame draw:style-name="gr4" draw:text-style-name="P5" draw:layer="layout" svg:width="1.056cm" svg:height="0.23cm" svg:x="9.893cm" svg:y="11.32cm">
          <draw:text-box>
            <text:p text:style-name="P4"><text:span text:style-name="T2">+Serializ</text:span><text:span text:style-name="T2">e()</text:span></text:p>
          </draw:text-box>
        </draw:frame>
        <draw:frame draw:style-name="gr4" draw:text-style-name="P5" draw:layer="layout" svg:width="3.596cm" svg:height="0.23cm" svg:x="9.893cm" svg:y="11.571cm">
          <draw:text-box>
            <text:p text:style-name="P4"><text:span text:style-name="T2">+serialize(surveyMap: HashMap&lt;QR&gt;)</text:span></text:p>
          </draw:text-box>
        </draw:frame>
        <draw:frame draw:style-name="gr4" draw:text-style-name="P5" draw:layer="layout" svg:width="7.139cm" svg:height="0.23cm" svg:x="9.893cm" svg:y="11.822cm">
          <draw:text-box>
            <text:p text:style-name="P4"><text:span text:style-name="T2">+serialize(testMap: HashMap&lt;QR&gt;, answers: HashMap&lt;QA&gt;, grade: double)</text:span></text:p>
          </draw:text-box>
        </draw:frame>
        <draw:frame draw:style-name="gr4" draw:text-style-name="P5" draw:layer="layout" svg:width="1.67cm" svg:height="0.23cm" svg:x="9.893cm" svg:y="12.073cm">
          <draw:text-box>
            <text:p text:style-name="P4"><text:span text:style-name="T2">+serializeSurvey()</text:span></text:p>
          </draw:text-box>
        </draw:frame>
        <draw:polyline draw:style-name="gr3" draw:text-style-name="P3" draw:layer="layout" svg:width="6.73cm" svg:height="1.142cm" draw:transform="rotate (-3.14159265358979) translate (12.984cm 14.762cm)" svg:viewBox="0 0 6731 1143" draw:points="0,0 0,1143 6731,1143">
          <text:p/>
        </draw:polyline>
        <draw:polyline draw:style-name="gr3" draw:text-style-name="P3" draw:layer="layout" svg:width="0.17cm" svg:height="0.253cm" svg:x="4.558cm" svg:y="10.19cm" svg:viewBox="0 0 171 254" draw:points="171,0 0,125 171,254">
          <text:p/>
        </draw:polyline>
        <draw:polygon draw:style-name="gr1" draw:text-style-name="P1" draw:layer="layout" svg:width="4.351cm" svg:height="1.924cm" svg:x="1.139cm" svg:y="11.821cm" svg:viewBox="0 0 4352 1925" draw:points="0,0 4352,0 4352,1925 0,1925">
          <text:p/>
        </draw:polygon>
        <draw:polygon draw:style-name="gr5" draw:text-style-name="P6" draw:layer="layout" svg:width="4.351cm" svg:height="1.924cm" svg:x="1.022cm" svg:y="11.704cm" svg:viewBox="0 0 4352 1925" draw:points="0,0 4352,0 4352,1925 0,1925">
          <text:p/>
        </draw:polygon>
        <draw:polygon draw:style-name="gr3" draw:text-style-name="P3" draw:layer="layout" svg:width="4.351cm" svg:height="1.924cm" svg:x="1.022cm" svg:y="11.704cm" svg:viewBox="0 0 4352 1925" draw:points="0,0 4352,0 4352,1925 0,1925">
          <text:p/>
        </draw:polygon>
        <draw:line draw:style-name="gr3" draw:text-style-name="P3" draw:layer="layout" svg:x1="1.022cm" svg:y1="12.123cm" svg:x2="5.373cm" svg:y2="12.123cm">
          <text:p/>
        </draw:line>
        <draw:line draw:style-name="gr3" draw:text-style-name="P3" draw:layer="layout" svg:x1="1.022cm" svg:y1="12.507cm" svg:x2="5.373cm" svg:y2="12.507cm">
          <text:p/>
        </draw:line>
        <draw:frame draw:style-name="gr4" draw:text-style-name="P5" draw:layer="layout" svg:width="1.403cm" svg:height="0.23cm" svg:x="9.893cm" svg:y="12.324cm">
          <draw:text-box>
            <text:p text:style-name="P4"><text:span text:style-name="T2">+serializeTest()</text:span></text:p>
          </draw:text-box>
        </draw:frame>
        <draw:frame draw:style-name="gr4" draw:text-style-name="P5" draw:layer="layout" svg:width="0.988cm" svg:height="0.23cm" svg:x="2.678cm" svg:y="11.814cm">
          <draw:text-box>
            <text:p text:style-name="P4"><text:span text:style-name="T1">Response</text:span></text:p>
          </draw:text-box>
        </draw:frame>
        <draw:frame draw:style-name="gr4" draw:text-style-name="P5" draw:layer="layout" svg:width="1.64cm" svg:height="0.23cm" svg:x="1.106cm" svg:y="12.198cm">
          <draw:text-box>
            <text:p text:style-name="P4"><text:span text:style-name="T2">-response: Object</text:span></text:p>
          </draw:text-box>
        </draw:frame>
        <draw:frame draw:style-name="gr4" draw:text-style-name="P5" draw:layer="layout" svg:width="1.192cm" svg:height="0.23cm" svg:x="1.106cm" svg:y="12.583cm">
          <draw:text-box>
            <text:p text:style-name="P4"><text:span text:style-name="T2">+Response()</text:span></text:p>
          </draw:text-box>
        </draw:frame>
        <draw:frame draw:style-name="gr4" draw:text-style-name="P5" draw:layer="layout" svg:width="2.965cm" svg:height="0.23cm" svg:x="1.106cm" svg:y="12.834cm">
          <draw:text-box>
            <text:p text:style-name="P4"><text:span text:style-name="T2">+getUserResponse(): Response</text:span></text:p>
          </draw:text-box>
        </draw:frame>
        <draw:frame draw:style-name="gr4" draw:text-style-name="P5" draw:layer="layout" svg:width="4.007cm" svg:height="0.23cm" svg:x="1.106cm" svg:y="13.085cm">
          <draw:text-box>
            <text:p text:style-name="P4"><text:span text:style-name="T2">+setUserResponse(inputResponse: Object)</text:span></text:p>
          </draw:text-box>
        </draw:frame>
        <draw:polygon draw:style-name="gr1" draw:text-style-name="P1" draw:layer="layout" svg:width="2.888cm" svg:height="2.459cm" svg:x="1.671cm" svg:y="8.002cm" svg:viewBox="0 0 2889 2460" draw:points="0,0 2889,0 2889,2460 0,2460">
          <text:p/>
        </draw:polygon>
        <draw:polygon draw:style-name="gr5" draw:text-style-name="P6" draw:layer="layout" svg:width="2.888cm" svg:height="2.459cm" svg:x="1.554cm" svg:y="7.885cm" svg:viewBox="0 0 2889 2460" draw:points="0,0 2889,0 2889,2460 0,2460">
          <text:p/>
        </draw:polygon>
        <draw:polygon draw:style-name="gr3" draw:text-style-name="P3" draw:layer="layout" svg:width="2.888cm" svg:height="2.459cm" svg:x="1.554cm" svg:y="7.885cm" svg:viewBox="0 0 2889 2460" draw:points="0,0 2889,0 2889,2460 0,2460">
          <text:p/>
        </draw:polygon>
        <draw:line draw:style-name="gr3" draw:text-style-name="P3" draw:layer="layout" svg:x1="1.554cm" svg:y1="8.303cm" svg:x2="4.442cm" svg:y2="8.303cm">
          <text:p/>
        </draw:line>
        <draw:line draw:style-name="gr3" draw:text-style-name="P3" draw:layer="layout" svg:x1="1.554cm" svg:y1="8.688cm" svg:x2="4.442cm" svg:y2="8.688cm">
          <text:p/>
        </draw:line>
        <draw:frame draw:style-name="gr4" draw:text-style-name="P5" draw:layer="layout" svg:width="0.908cm" svg:height="0.23cm" svg:x="1.106cm" svg:y="13.336cm">
          <draw:text-box>
            <text:p text:style-name="P4"><text:span text:style-name="T2">+display()</text:span></text:p>
          </draw:text-box>
        </draw:frame>
        <draw:frame draw:style-name="gr4" draw:text-style-name="P5" draw:layer="layout" svg:width="0.747cm" svg:height="0.23cm" svg:x="2.606cm" svg:y="7.994cm">
          <draw:text-box>
            <text:p text:style-name="P4"><text:span text:style-name="T1">Answer</text:span></text:p>
          </draw:text-box>
        </draw:frame>
        <draw:frame draw:style-name="gr4" draw:text-style-name="P5" draw:layer="layout" svg:width="1.454cm" svg:height="0.23cm" svg:x="1.638cm" svg:y="8.379cm">
          <draw:text-box>
            <text:p text:style-name="P4"><text:span text:style-name="T2">-answer: Object</text:span></text:p>
          </draw:text-box>
        </draw:frame>
        <draw:frame draw:style-name="gr4" draw:text-style-name="P5" draw:layer="layout" svg:width="0.95cm" svg:height="0.23cm" svg:x="1.638cm" svg:y="8.764cm">
          <draw:text-box>
            <text:p text:style-name="P4"><text:span text:style-name="T2">+Answer()</text:span></text:p>
          </draw:text-box>
        </draw:frame>
        <draw:frame draw:style-name="gr4" draw:text-style-name="P5" draw:layer="layout" svg:width="2.034cm" svg:height="0.23cm" svg:x="1.638cm" svg:y="9.014cm">
          <draw:text-box>
            <text:p text:style-name="P4"><text:span text:style-name="T2">+getAnswer(): Answer</text:span></text:p>
          </draw:text-box>
        </draw:frame>
        <draw:frame draw:style-name="gr4" draw:text-style-name="P5" draw:layer="layout" svg:width="2.614cm" svg:height="0.23cm" svg:x="1.638cm" svg:y="9.265cm">
          <draw:text-box>
            <text:p text:style-name="P4"><text:span text:style-name="T2">+setAnswer(answer: Object)</text:span></text:p>
          </draw:text-box>
        </draw:frame>
        <draw:line draw:style-name="gr3" draw:text-style-name="P3" draw:layer="layout" svg:x1="2.697cm" svg:y1="11.333cm" svg:x2="2.715cm" svg:y2="10.352cm">
          <text:p/>
        </draw:line>
        <draw:polygon draw:style-name="gr20" draw:text-style-name="P8" draw:layer="layout" svg:width="0.253cm" svg:height="0.29cm" draw:transform="rotate (-3.14159265358979) translate (2.852cm 11.624cm)" svg:viewBox="0 0 254 291" draw:points="0,291 121,0 254,286">
          <text:p/>
        </draw:polygon>
        <draw:polygon draw:style-name="gr3" draw:text-style-name="P3" draw:layer="layout" svg:width="0.281cm" svg:height="0.29cm" draw:transform="rotate (-3.14159265358979) translate (2.852cm 11.624cm)" svg:viewBox="0 0 282 291" draw:points="0,291 134,0 282,286">
          <text:p/>
        </draw:polygon>
        <draw:polyline draw:style-name="gr3" draw:text-style-name="P3" draw:layer="layout" svg:width="1.65cm" svg:height="0cm" svg:x="7.015cm" svg:y="16.794cm" svg:viewBox="0 0 1651 0" draw:points="1651,0 0,0 0,0">
          <text:p/>
        </draw:polyline>
        <draw:polygon draw:style-name="gr20" draw:text-style-name="P8" draw:layer="layout" svg:width="0.282cm" svg:height="0.34cm" svg:x="5.756cm" svg:y="8.436cm" svg:viewBox="0 0 283 341" draw:points="283,341 142,0 0,341">
          <text:p/>
        </draw:polygon>
        <draw:line draw:style-name="gr3" draw:text-style-name="P3" draw:layer="layout" svg:x1="2.824cm" svg:y1="13.746cm" svg:x2="2.824cm" svg:y2="14.635cm">
          <text:p/>
        </draw:line>
        <draw:polyline draw:style-name="gr3" draw:text-style-name="P3" draw:layer="layout" svg:width="0.268cm" svg:height="0.17cm" svg:x="0.523cm" svg:y="14.464cm" svg:viewBox="0 0 269 171" draw:points="0,0 133,171 269,0">
          <text:p/>
        </draw:polyline>
        <draw:polyline draw:style-name="gr3" draw:text-style-name="P3" draw:layer="layout" svg:width="0.253cm" svg:height="0.17cm" svg:x="2.697cm" svg:y="13.702cm" svg:viewBox="0 0 254 171" draw:points="254,171 125,0 0,171">
          <text:p/>
        </draw:polyline>
        <draw:polyline draw:style-name="gr3" draw:text-style-name="P3" draw:layer="layout" svg:width="0.17cm" svg:height="0.268cm" svg:x="9.555cm" svg:y="11.699cm" svg:viewBox="0 0 171 269" draw:points="0,269 171,136 0,0">
          <text:p/>
        </draw:polyline>
        <draw:polyline draw:style-name="gr3" draw:text-style-name="P3" draw:layer="layout" svg:width="0.313cm" svg:height="0.17cm" svg:x="11.46cm" svg:y="10.019cm" svg:viewBox="0 0 314 171" draw:points="0,0 155,171 314,0">
          <text:p/>
        </draw:polyline>
        <draw:frame draw:style-name="gr4" draw:text-style-name="P5" draw:layer="layout" svg:width="0.908cm" svg:height="0.23cm" svg:x="1.638cm" svg:y="9.516cm">
          <draw:text-box>
            <text:p text:style-name="P4"><text:span text:style-name="T2">+display()</text:span></text:p>
          </draw:text-box>
        </draw:frame>
        <draw:custom-shape draw:style-name="gr21" draw:text-style-name="P9" draw:layer="layout" svg:width="0.508cm" svg:height="0.254cm" svg:x="6.634cm" svg:y="16.6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2" draw:text-style-name="P10" draw:layer="layout" svg:x1="4.602cm" svg:y1="10.317cm" svg:x2="6.253cm" svg:y2="10.317cm">
          <text:p/>
        </draw:line>
        <draw:line draw:style-name="gr22" draw:text-style-name="P10" draw:layer="layout" svg:x1="6.253cm" svg:y1="10.317cm" svg:x2="6.253cm" svg:y2="13.619cm">
          <text:p/>
        </draw:line>
        <draw:polygon draw:style-name="gr3" draw:text-style-name="P3" draw:layer="layout" svg:width="0.281cm" svg:height="0.29cm" draw:transform="rotate (-3.14159265358979) translate (2.849cm 11.63cm)" svg:viewBox="0 0 282 291" draw:points="0,291 134,0 282,286">
          <text:p/>
        </draw:polygon>
        <draw:polygon draw:style-name="gr20" draw:text-style-name="P8" draw:layer="layout" svg:width="0.253cm" svg:height="0.29cm" draw:transform="rotate (-3.14159265358979) translate (6.284cm 14.545cm)" svg:viewBox="0 0 254 291" draw:points="0,291 121,0 254,286">
          <text:p/>
        </draw:polygon>
        <draw:polygon draw:style-name="gr3" draw:text-style-name="P3" draw:layer="layout" svg:width="0.281cm" svg:height="0.29cm" draw:transform="rotate (-3.14159265358979) translate (6.284cm 14.545cm)" svg:viewBox="0 0 282 291" draw:points="0,291 134,0 282,286">
          <text:p/>
        </draw:polygon>
        <draw:polygon draw:style-name="gr3" draw:text-style-name="P3" draw:layer="layout" svg:width="0.281cm" svg:height="0.29cm" draw:transform="rotate (-3.14159265358979) translate (6.281cm 14.551cm)" svg:viewBox="0 0 282 291" draw:points="0,291 134,0 282,286">
          <text:p/>
        </draw:polygon>
        <draw:line draw:style-name="gr22" draw:text-style-name="P10" draw:layer="layout" svg:x1="6.126cm" svg:y1="14.254cm" svg:x2="6.126cm" svg:y2="14cm">
          <text:p/>
        </draw:line>
        <draw:line draw:style-name="gr22" draw:text-style-name="P10" draw:layer="layout" svg:x1="6.126cm" svg:y1="14cm" svg:x2="12.476cm" svg:y2="14cm">
          <text:p/>
        </draw:line>
        <draw:line draw:style-name="gr22" draw:text-style-name="P10" draw:layer="layout" svg:x1="12.476cm" svg:y1="14cm" svg:x2="12.476cm" svg:y2="14.762cm">
          <text:p/>
        </draw:line>
        <draw:polyline draw:style-name="gr3" draw:text-style-name="P3" draw:layer="layout" svg:width="0.253cm" svg:height="0.17cm" svg:x="2.697cm" svg:y="13.698cm" svg:viewBox="0 0 254 171" draw:points="254,171 125,0 0,171">
          <text:p/>
        </draw:polyline>
        <draw:polyline draw:style-name="gr3" draw:text-style-name="P3" draw:layer="layout" svg:width="0.253cm" svg:height="0.17cm" svg:x="16.286cm" svg:y="12.686cm" svg:viewBox="0 0 254 171" draw:points="254,171 125,0 0,171">
          <text:p/>
        </draw:polyline>
        <draw:line draw:style-name="gr22" draw:text-style-name="P10" draw:layer="layout" svg:x1="16.413cm" svg:y1="14.762cm" svg:x2="16.413cm" svg:y2="12.73cm">
          <text:p/>
        </draw:line>
        <draw:line draw:style-name="gr22" draw:text-style-name="P10" draw:layer="layout" svg:x1="0.919cm" svg:y1="14.635cm" svg:x2="0.919cm" svg:y2="7.523cm">
          <text:p/>
        </draw:line>
        <draw:line draw:style-name="gr22" draw:text-style-name="P10" draw:layer="layout" svg:x1="0.919cm" svg:y1="7.523cm" svg:x2="7.269cm" svg:y2="7.523cm">
          <text:p/>
        </draw:line>
        <draw:line draw:style-name="gr22" draw:text-style-name="P10" draw:layer="layout" svg:x1="7.269cm" svg:y1="7.523cm" svg:x2="7.269cm" svg:y2="11.841cm">
          <text:p/>
        </draw:line>
        <draw:line draw:style-name="gr22" draw:text-style-name="P10" draw:layer="layout" svg:x1="7.269cm" svg:y1="11.841cm" svg:x2="9.682cm" svg:y2="11.841cm">
          <text:p/>
        </draw:line>
        <draw:line draw:style-name="gr22" draw:text-style-name="P10" draw:layer="layout" svg:x1="0.665cm" svg:y1="14.635cm" svg:x2="0.665cm" svg:y2="4.475cm">
          <text:p/>
        </draw:line>
        <draw:line draw:style-name="gr22" draw:text-style-name="P10" draw:layer="layout" svg:x1="8.412cm" svg:y1="4.475cm" svg:x2="0.665cm" svg:y2="4.475cm">
          <text:p/>
        </draw:line>
        <draw:line draw:style-name="gr22" draw:text-style-name="P10" draw:layer="layout" svg:x1="11.587cm" svg:y1="10.19cm" svg:x2="11.587cm" svg:y2="5.999cm">
          <text:p/>
        </draw:line>
        <draw:polyline draw:style-name="gr3" draw:text-style-name="P3" draw:layer="layout" svg:width="0.313cm" svg:height="0.17cm" svg:x="18.512cm" svg:y="14.591cm" svg:viewBox="0 0 314 171" draw:points="0,0 155,171 314,0">
          <text:p/>
        </draw:polyline>
        <draw:line draw:style-name="gr22" draw:text-style-name="P10" draw:layer="layout" svg:x1="18.699cm" svg:y1="14.762cm" svg:x2="18.699cm" svg:y2="4.729cm">
          <text:p/>
        </draw:line>
        <draw:line draw:style-name="gr22" draw:text-style-name="P10" draw:layer="layout" svg:x1="18.699cm" svg:y1="4.729cm" svg:x2="11.968cm" svg:y2="4.7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4T23:07:27.688921489</dc:date>
    <meta:editing-duration>PT8M47S</meta:editing-duration>
    <meta:editing-cycles>2</meta:editing-cycles>
    <meta:generator>LibreOffice/5.1.6.2$Linux_X86_64 LibreOffice_project/10m0$Build-2</meta:generator>
    <meta:document-statistic meta:object-count="236"/>
  </office:meta>
</office:document-meta>
</file>